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normal" style:font-size-asian="10.5pt" style:font-weight-asian="normal" style:font-size-complex="10.5pt" style:font-weight-complex="normal"/>
    </style:style>
    <style:style style:name="P2" style:family="paragraph" style:parent-style-name="Standard">
      <style:text-properties style:font-name="Karla" fo:font-size="10pt" style:font-size-asian="10pt" style:font-size-complex="10pt"/>
    </style:style>
    <style:style style:name="P3" style:family="paragraph" style:parent-style-name="Table_20_Heading">
      <style:paragraph-properties fo:text-align="center" style:justify-single-word="false"/>
      <style:text-properties fo:color="#0084d1" style:font-name="Karla" fo:font-size="10pt" style:font-size-asian="10pt" style:font-size-complex="10pt"/>
    </style:style>
    <style:style style:name="P4" style:family="paragraph" style:parent-style-name="Table_20_Contents">
      <style:text-properties style:font-name="Karla" fo:font-size="10pt" style:font-size-asian="10pt" style:font-size-complex="10pt"/>
    </style:style>
    <style:style style:name="P5" style:family="paragraph" style:parent-style-name="Table_20_Contents">
      <style:paragraph-properties fo:text-align="justify" style:justify-single-word="false"/>
      <style:text-properties style:font-name="Karla" fo:font-size="10pt" style:font-size-asian="10pt" style:font-size-complex="10pt"/>
    </style:style>
    <style:style style:name="P6" style:family="paragraph" style:parent-style-name="Table_20_Contents">
      <style:paragraph-properties fo:text-align="start" style:justify-single-word="false"/>
      <style:text-properties style:font-name="Karla" fo:font-size="10pt" style:font-size-asian="10pt" style:font-size-complex="10pt"/>
    </style:style>
    <style:style style:name="P7" style:family="paragraph" style:parent-style-name="Header">
      <style:text-properties fo:color="#ff3333" style:font-name="Karla" fo:font-size="10.5pt" fo:font-weight="bold" style:font-size-asian="10.5pt" style:font-weight-asian="bold" style:font-size-complex="10.5pt" style:font-weight-complex="bold"/>
    </style:style>
    <style:style style:name="P8" style:family="paragraph" style:parent-style-name="Table_20_Contents">
      <style:text-properties style:font-name="Karla" fo:font-size="10pt" style:font-size-asian="10pt" style:font-size-complex="10pt"/>
    </style:style>
    <style:style style:name="P9" style:family="paragraph" style:parent-style-name="Table_20_Contents">
      <style:paragraph-properties fo:text-align="start" style:justify-single-word="false"/>
      <style:text-properties style:font-name="Karla" fo:font-size="10pt" style:font-size-asian="10pt" style:font-size-complex="10pt"/>
    </style:style>
    <style:style style:name="P10" style:family="paragraph" style:parent-style-name="Table_20_Contents">
      <style:paragraph-properties fo:text-align="justify" style:justify-single-word="false"/>
      <style:text-properties style:font-name="Karla" fo:font-size="10pt" style:font-size-asian="10pt" style:font-size-complex="10pt"/>
    </style:style>
    <style:style style:name="P11"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Function Name</text:p>
            </table:table-cell>
            <table:table-cell table:style-name="Table1.A1" office:value-type="string">
              <text:p text:style-name="P3">Method</text:p>
            </table:table-cell>
            <table:table-cell table:style-name="Table1.A1" office:value-type="string">
              <text:p text:style-name="P3">Parameters</text:p>
            </table:table-cell>
            <table:table-cell table:style-name="Table1.A1" office:value-type="string">
              <text:p text:style-name="P3">Description</text:p>
            </table:table-cell>
            <table:table-cell table:style-name="Table1.E1" office:value-type="string">
              <text:p text:style-name="P3">Response</text:p>
            </table:table-cell>
          </table:table-row>
        </table:table-header-rows>
        <table:table-row>
          <table:table-cell table:style-name="Table1.A2" office:value-type="string">
            <text:p text:style-name="P4">postMySportsList</text:p>
          </table:table-cell>
          <table:table-cell table:style-name="Table1.A2" office:value-type="string">
            <text:p text:style-name="P4">POST </text:p>
          </table:table-cell>
          <table:table-cell table:style-name="Table1.A2" office:value-type="string">
            <text:p text:style-name="P4">_token</text:p>
          </table:table-cell>
          <table:table-cell table:style-name="Table1.A2" office:value-type="string">
            <text:p text:style-name="P5">This function is used to get list of sports for current logged in user. In this function, we will pass parameters for complete process. </text:p>
            <text:p text:style-name="P5">This function will checks token validation. If token is not valid or expired then this function will returns Invalid token response in json format.</text:p>
            <text:p text:style-name="P5">If token is valid then this function will checks role of current logged in user and then returns sport list of related role..</text:p>
          </table:table-cell>
          <table:table-cell table:style-name="Table1.E2" office:value-type="string">
            <text:p text:style-name="P11">Invalid Token Response:</text:p>
            <text:p text:style-name="P6">{<text:line-break/> <text:s/>"process_status": false,<text:line-break/> <text:s/>"error_reason": "InvalidToken",<text:line-break/> <text:s/>"error_messages": "You must provide a token.",<text:line-break/> <text:s/>"response_data": []<text:line-break/>}</text:p>
            <text:p text:style-name="P6">------------------------------------------------------------------------------------</text:p>
            <text:p text:style-name="P11">Success Response:</text:p>
            <text:p text:style-name="P6">{<text:line-break/> <text:s/>"process_status": true,<text:line-break/> <text:s/>"error_reason": "",<text:line-break/> <text:s/>"error_messages": "",<text:line-break/> <text:s/>"response_data": {<text:line-break/> <text:s text:c="3"/>"sport_list": [<text:line-break/> <text:s text:c="5"/>{<text:line-break/> <text:s text:c="7"/>"ID": 3,<text:line-break/> <text:s text:c="7"/>"Sport": "Soccer",<text:line-break/> <text:s text:c="7"/>"CurrentlyWorking": "No",<text:line-break/> <text:s text:c="7"/>"StartDate": "01-01-2001",<text:line-break/> <text:s text:c="7"/>"EndDate": "01-10-2001"<text:line-break/> <text:s text:c="5"/>}</text:p>
            <text:p text:style-name="P6"><text:s text:c="6"/>…...<text:line-break/> <text:s text:c="3"/>]<text:line-break/> <text:s/>}<text:line-break/>}</text:p>
          </table:table-cell>
        </table:table-row>
        <table:table-row>
          <table:table-cell table:style-name="Table1.A2" office:value-type="string">
            <text:p text:style-name="P4">PostAddMySports</text:p>
          </table:table-cell>
          <table:table-cell table:style-name="Table1.A2" office:value-type="string">
            <text:p text:style-name="P4">POST </text:p>
          </table:table-cell>
          <table:table-cell table:style-name="Table1.A2" office:value-type="string">
            <text:p text:style-name="P4">_token</text:p>
            <text:p text:style-name="P4">sport_id*</text:p>
            <text:p text:style-name="P4">currently_working</text:p>
            <text:p text:style-name="P4">start_date</text:p>
            <text:p text:style-name="P4">end_date</text:p>
          </table:table-cell>
          <table:table-cell table:style-name="Table1.A2" office:value-type="string">
            <text:p text:style-name="P5">This function is used to store User sport details in database. In this function, we will pass token and other parameters for complete process.</text:p>
            <text:p text:style-name="P5">This function will first checks token validation. If token is not valid or exired then this function will returns Invalid Token Response.</text:p>
            <text:p text:style-name="P5">If token is valid then this function will checks data validation of passed parameters. If any of parameter is not valid then this function will returns invalid data response in json format.</text:p>
            <text:p text:style-name="P5">If data is also valid then this function will stores the data in database with all related values and returns success response. </text:p>
          </table:table-cell>
          <table:table-cell table:style-name="Table1.E2" office:value-type="string">
            <text:p text:style-name="P11">Invalid Token Response:</text:p>
            <text:p text:style-name="P6">{<text:line-break/> <text:s/>"process_status": false,<text:line-break/> <text:s/>"error_reason": "InvalidToken",<text:line-break/> <text:s/>"error_messages": "You must provide a valid token.",<text:line-break/> <text:s/>"response_data": []<text:line-break/>}</text:p>
            <text:p text:style-name="P6">------------------------------------------------------------------------------------</text:p>
            <text:p text:style-name="P11">Invalid Data Response:</text:p>
            <text:p text:style-name="P6">{<text:line-break/> <text:s/>"process_status": false,<text:line-break/> <text:s/>"error_reason": "InvalidData",<text:line-break/> <text:s/>"error_messages": {<text:line-break/> <text:s text:c="3"/>"sport_id": "Sport Id is required field."<text:line-break/> <text:s/>},<text:line-break/> <text:s/>"response_data": []<text:line-break/>}</text:p>
            <text:p text:style-name="P6">------------------------------------------------------------------------------------</text:p>
            <text:p text:style-name="P11">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PostGetMySportDetails</text:p>
          </table:table-cell>
          <table:table-cell table:style-name="Table1.A2" office:value-type="string">
            <text:p text:style-name="P4">POST </text:p>
          </table:table-cell>
          <table:table-cell table:style-name="Table1.A2" office:value-type="string">
            <text:p text:style-name="P4">_token</text:p>
            <text:p text:style-name="P4">record_id</text:p>
          </table:table-cell>
          <table:table-cell table:style-name="Table1.A2" office:value-type="string">
            <text:p text:style-name="P5">This function will returns Sport details record for edit form. In this function, we will pass different parameters for complete process. </text:p>
            <text:p text:style-name="P5">This function will checks token validation. If token is not valid or expired then this function will returns invalid token response in json format.</text:p>
            <text:p text:style-name="P5">If token is valid then this function will checks validation of record_id value. If record id is not exists in database then this function will returns Invalid data response in json format. </text:p>
            <text:p text:style-name="P5">If id is valid then this function will fetch related record and returns all value in json fromat.</text:p>
          </table:table-cell>
          <table:table-cell table:style-name="Table1.E2" office:value-type="string">
            <text:p text:style-name="P11">Invalid Token Response:</text:p>
            <text:p text:style-name="P6">{<text:line-break/> <text:s/>"process_status": false,<text:line-break/> <text:s/>"error_reason": "InvalidToken",<text:line-break/> <text:s/>"error_messages": "You must provide a valid token.",<text:line-break/> <text:s/>"response_data": []<text:line-break/>}</text:p>
            <text:p text:style-name="P6">------------------------------------------------------------------------------------</text:p>
            <text:p text:style-name="P11">Invalid Data Response:</text:p>
            <text:p text:style-name="P6">{<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6">------------------------------------------------------------------------------------</text:p>
            <text:p text:style-name="P11"><text:soft-page-break/>Success Response:</text:p>
            <text:p text:style-name="P6">{<text:line-break/> <text:s/>"process_status": true,<text:line-break/> <text:s/>"error_reason": "",<text:line-break/> <text:s/>"error_messages": "",<text:line-break/> <text:s/>"response_data": {<text:line-break/> <text:s text:c="3"/>"sport_details": {<text:line-break/> <text:s text:c="5"/>"ID": 3,<text:line-break/> <text:s text:c="5"/>"SportID": 2,<text:line-break/> <text:s text:c="5"/>"Sport": "Soccer",<text:line-break/> <text:s text:c="5"/>"CurrentlyWorking": "No",<text:line-break/> <text:s text:c="5"/>"StartDate": "01-01-2001",<text:line-break/> <text:s text:c="5"/>"EndDate": "01-10-2001"<text:line-break/> <text:s text:c="3"/>}<text:line-break/> <text:s/>}<text:line-break/>}</text:p>
          </table:table-cell>
        </table:table-row>
        <table:table-row>
          <table:table-cell table:style-name="Table1.A2" office:value-type="string">
            <text:p text:style-name="P4">PostUpdateMySports</text:p>
          </table:table-cell>
          <table:table-cell table:style-name="Table1.A2" office:value-type="string">
            <text:p text:style-name="P4">POST </text:p>
          </table:table-cell>
          <table:table-cell table:style-name="Table1.A2" office:value-type="string">
            <text:p text:style-name="P4">_token</text:p>
            <text:p text:style-name="P4">record_id</text:p>
            <text:p text:style-name="P4">sport_id</text:p>
            <text:p text:style-name="P4">currently_working</text:p>
            <text:p text:style-name="P4">start_date</text:p>
            <text:p text:style-name="P4">end_date</text:p>
          </table:table-cell>
          <table:table-cell table:style-name="Table1.A2" office:value-type="string">
            <text:p text:style-name="P5">This function is used to update sport details for logged in member in database. In this function, we will pass diffferent parameters for complete process. </text:p>
            <text:p text:style-name="P5">This function first checks token validation. If token is not valid or expired then this function will returns invalid token response in json format.</text:p>
            <text:p text:style-name="P5">If token is valid then this function will checks validation of passed parameters. If any of parameters is not valid then this function will returns invalid data response in json format. </text:p>
            <text:p text:style-name="P5">If data is valid then this function will updates related record in database and returns success response.</text:p>
          </table:table-cell>
          <table:table-cell table:style-name="Table1.E2" office:value-type="string">
            <text:p text:style-name="P11">Invalid Token Response:</text:p>
            <text:p text:style-name="P6">{<text:line-break/> <text:s/>"process_status": false,<text:line-break/> <text:s/>"error_reason": "InvalidToken",<text:line-break/> <text:s/>"error_messages": "You must provide a token.",<text:line-break/> <text:s/>"response_data": []<text:line-break/>}</text:p>
            <text:p text:style-name="P6">------------------------------------------------------------------------------------</text:p>
            <text:p text:style-name="P11">Invalid Data Response:</text:p>
            <text:p text:style-name="P6">{<text:line-break/> <text:s/>"process_status": false,<text:line-break/> <text:s/>"error_reason": "InvalidData",<text:line-break/> <text:s/>"error_messages": {<text:line-break/> <text:s text:c="3"/>"sport_id": "Sport Id is required field."<text:line-break/> <text:s/>},<text:line-break/> <text:s/>"response_data": []<text:line-break/>}</text:p>
            <text:p text:style-name="P6">------------------------------------------------------------------------------------</text:p>
            <text:p text:style-name="P11">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postDeleteMySports</text:p>
          </table:table-cell>
          <table:table-cell table:style-name="Table1.A2" office:value-type="string">
            <text:p text:style-name="P4">POST </text:p>
          </table:table-cell>
          <table:table-cell table:style-name="Table1.A2" office:value-type="string">
            <text:p text:style-name="P4">_token</text:p>
            <text:p text:style-name="P4">record_id</text:p>
          </table:table-cell>
          <table:table-cell table:style-name="Table1.A2" office:value-type="string">
            <text:p text:style-name="P5">This function is used to delete sport detail of logged in user. In this function, we will pass diffferent parameters for complete process.</text:p>
            <text:p text:style-name="P5">This function first checks token validation. If token is not valid or exired then this function will returns invalid token response.</text:p>
            <text:p text:style-name="P5">If token is valid then this function will check validation of passed parameter. If record id is not valid or expired then this function will returns invalid data response in json format. </text:p>
            <text:p text:style-name="P5">If value is valid then this function will remove related record from database and returns success response in json format.</text:p>
          </table:table-cell>
          <table:table-cell table:style-name="Table1.E2" office:value-type="string">
            <text:p text:style-name="P11">Invalid Token Response:</text:p>
            <text:p text:style-name="P6">{<text:line-break/> <text:s/>"process_status": false,<text:line-break/> <text:s/>"error_reason": "InvalidToken",<text:line-break/> <text:s/>"error_messages": "You must provide a token.",<text:line-break/> <text:s/>"response_data": []<text:line-break/>}</text:p>
            <text:p text:style-name="P6">------------------------------------------------------------------------------------</text:p>
            <text:p text:style-name="P11">Invalid Data Response:</text:p>
            <text:p text:style-name="P6">{<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6">------------------------------------------------------------------------------------</text:p>
            <text:p text:style-name="P11">Success Response: </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ext:soft-page-break/>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mysportapi/v1/" text:style-name="Internet_20_link" text:visited-style-name="Visited_20_Internet_20_Link">http://www.incantera.com/mysport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23T19:12:00.42</dc:date>
    <meta:editing-duration>PT19H14M5S</meta:editing-duration>
    <meta:editing-cycles>12</meta:editing-cycles>
    <meta:generator>OpenOffice/4.1.3$Win32 OpenOffice.org_project/413m1$Build-9783</meta:generator>
    <meta:document-statistic meta:table-count="1" meta:image-count="0" meta:object-count="0" meta:page-count="3" meta:paragraph-count="90" meta:word-count="793" meta:character-count="6507"/>
  </office:meta>
</office:document-meta>
</file>